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rebuchet MS" svg:font-family="'Trebuchet MS', Arial, Helvetica, sans-serif"/>
    <style:font-face style:name="tahoma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93in" fo:margin-left="0.0007in" table:align="left" style:writing-mode="lr-tb"/>
    </style:style>
    <style:style style:name="Table1.A" style:family="table-column">
      <style:table-column-properties style:column-width="2.3618in"/>
    </style:style>
    <style:style style:name="Table1.B" style:family="table-column">
      <style:table-column-properties style:column-width="1.5743in"/>
    </style:style>
    <style:style style:name="Table1.C" style:family="table-column">
      <style:table-column-properties style:column-width="1.1813in"/>
    </style:style>
    <style:style style:name="Table1.D" style:family="table-column">
      <style:table-column-properties style:column-width="1.68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D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5in" style:keep-together="true" fo:keep-together="auto"/>
    </style:style>
    <style:style style:name="Table1.B2" style:family="table-cell" style:data-style-name="N0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3" style:family="table-row">
      <style:table-row-properties style:min-row-height="0.2451in" style:keep-together="true" fo:keep-together="auto"/>
    </style:style>
    <style:style style:name="Table1.4" style:family="table-row">
      <style:table-row-properties style:min-row-height="0.5792in" style:keep-together="true" fo:keep-together="auto"/>
    </style:style>
    <style:style style:name="Table1.6" style:family="table-row">
      <style:table-row-properties style:min-row-height="0.1479in" style:keep-together="true" fo:keep-together="auto"/>
    </style:style>
    <style:style style:name="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2" style:family="paragraph" style:parent-style-name="Центр_5f_разм.8">
      <style:paragraph-properties fo:text-align="center" style:justify-single-word="false"/>
      <style:text-properties fo:font-size="14pt" style:font-size-asian="14pt"/>
    </style:style>
    <style:style style:name="P3" style:family="paragraph" style:parent-style-name="Нормальный_5f_разм.8">
      <style:paragraph-properties fo:margin-left="0in" fo:margin-right="0in" fo:text-indent="0.4925in" style:auto-text-indent="false"/>
    </style:style>
    <style:style style:name="P4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6" style:family="paragraph" style:parent-style-name="Heading_20_1">
      <style:paragraph-properties fo:text-align="start" style:justify-single-word="false">
        <style:tab-stops>
          <style:tab-stop style:position="0in"/>
        </style:tab-stops>
      </style:paragraph-properties>
    </style:style>
    <style:style style:name="P7" style:family="paragraph" style:parent-style-name="Heading_20_1">
      <style:paragraph-properties fo:text-align="end" style:justify-single-word="false">
        <style:tab-stops>
          <style:tab-stop style:position="0in"/>
        </style:tab-stops>
      </style:paragraph-properties>
    </style:style>
    <style:style style:name="P8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6pt" fo:font-weight="bold" style:font-size-asian="16pt" style:font-weight-asian="bold"/>
    </style:style>
    <style:style style:name="P9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10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4pt" fo:font-weight="bold" style:font-size-asian="14pt" style:font-weight-asian="bold"/>
    </style:style>
    <style:style style:name="P11" style:family="paragraph" style:parent-style-name="Heading_20_1">
      <style:paragraph-properties fo:text-align="center" style:justify-single-word="false"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line-height="150%" fo:text-align="end" style:justify-single-word="false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line-height="150%">
        <style:tab-stops>
          <style:tab-stop style:position="0in"/>
          <style:tab-stop style:position="0.7874in"/>
          <style:tab-stop style:position="6.4972in"/>
        </style:tab-stops>
      </style:paragraph-properties>
    </style:style>
    <style:style style:name="P19" style:family="paragraph" style:parent-style-name="Standard">
      <style:paragraph-properties fo:line-height="150%"/>
      <style:text-properties fo:font-size="13pt" style:text-underline-style="solid" style:text-underline-width="auto" style:text-underline-color="font-color" fo:font-weight="bold" style:font-size-asian="13pt" style:font-weight-asian="bold"/>
    </style:style>
    <style:style style:name="P20" style:family="paragraph" style:parent-style-name="Standard">
      <style:paragraph-properties fo:line-height="150%"/>
      <style:text-properties style:font-size-complex="14pt"/>
    </style:style>
    <style:style style:name="P21" style:family="paragraph" style:parent-style-name="Standard">
      <style:paragraph-properties fo:line-height="150%"/>
      <style:text-properties fo:font-size="9pt" style:font-size-asian="9pt"/>
    </style:style>
    <style:style style:name="P22" style:family="paragraph" style:parent-style-name="Standard">
      <style:paragraph-properties fo:line-height="150%">
        <style:tab-stops>
          <style:tab-stop style:position="0in"/>
          <style:tab-stop style:position="0.7874in"/>
          <style:tab-stop style:position="6.4972in"/>
        </style:tab-stops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>
      <style:paragraph-properties fo:margin-left="0.5in" fo:margin-right="0in" fo:line-height="150%" fo:text-indent="0.5in" style:auto-text-indent="false"/>
    </style:style>
    <style:style style:name="P24" style:family="paragraph" style:parent-style-name="Heading_20_1">
      <style:paragraph-properties fo:margin-left="4.5in" fo:margin-right="0in" fo:text-align="start" style:justify-single-word="false" fo:text-indent="0in" style:auto-text-indent="false">
        <style:tab-stops>
          <style:tab-stop style:position="0in"/>
          <style:tab-stop style:position="4.5in"/>
        </style:tab-stops>
      </style:paragraph-properties>
      <style:text-properties fo:font-weight="bold" style:font-weight-asian="bold"/>
    </style:style>
    <style:style style:name="P25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26" style:family="paragraph" style:parent-style-name="Standard">
      <style:paragraph-properties fo:text-align="center" style:justify-single-word="false"/>
      <style:text-properties officeooo:rsid="0012597d" officeooo:paragraph-rsid="0012597d"/>
    </style:style>
    <style:style style:name="P27" style:family="paragraph" style:parent-style-name="Heading_20_1" style:master-page-name="Standard">
      <style:paragraph-properties fo:text-align="center" style:justify-single-word="false" style:page-number="auto">
        <style:tab-stops>
          <style:tab-stop style:position="0in"/>
        </style:tab-stops>
      </style:paragraph-properties>
      <style:text-properties fo:font-size="14pt" fo:font-weight="bold" officeooo:rsid="000fa902" officeooo:paragraph-rsid="000fa902" style:font-size-asian="14pt" style:font-weight-asian="bold" style:font-size-complex="14pt"/>
    </style:style>
    <style:style style:name="P28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29" style:family="paragraph" style:parent-style-name="Heading_20_3">
      <style:paragraph-properties fo:margin-left="1in" fo:margin-right="-0.0008in" fo:line-height="150%" fo:text-indent="0in" style:auto-text-indent="false">
        <style:tab-stops>
          <style:tab-stop style:position="0in"/>
          <style:tab-stop style:position="1in"/>
        </style:tab-stops>
      </style:paragraph-properties>
    </style:style>
    <style:style style:name="P30" style:family="paragraph" style:parent-style-name="Heading_20_9">
      <style:paragraph-properties fo:margin-left="0.5382in" fo:margin-right="0in" fo:text-indent="-0.5472in" style:auto-text-indent="false">
        <style:tab-stops>
          <style:tab-stop style:position="0in"/>
        </style:tab-stops>
      </style:paragraph-properties>
    </style:style>
    <style:style style:name="P31" style:family="paragraph" style:parent-style-name="Нормальный_5f_разм.8">
      <style:paragraph-properties fo:margin-left="0in" fo:margin-right="0in" fo:text-indent="0.4925in" style:auto-text-indent="false"/>
      <style:text-properties officeooo:paragraph-rsid="0013bc11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3bc11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font-style="italic" style:text-underline-style="solid" style:text-underline-width="auto" style:text-underline-color="font-color" style:font-size-asian="14pt" style:font-style-asian="italic"/>
    </style:style>
    <style:style style:name="T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8" style:family="text">
      <style:text-properties fo:font-size="14pt" fo:font-style="italic" style:text-underline-style="solid" style:text-underline-width="auto" style:text-underline-color="font-color" officeooo:rsid="00122626" style:font-size-asian="14pt" style:font-style-asian="italic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style:font-size-complex="14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size-complex="14pt"/>
    </style:style>
    <style:style style:name="T13" style:family="text">
      <style:text-properties style:text-underline-style="solid" style:text-underline-width="auto" style:text-underline-color="font-color" officeooo:rsid="00122626"/>
    </style:style>
    <style:style style:name="T14" style:family="text">
      <style:text-properties style:text-underline-style="none"/>
    </style:style>
    <style:style style:name="T15" style:family="text">
      <style:text-properties fo:font-size="9pt" style:font-size-asian="9pt"/>
    </style:style>
    <style:style style:name="T16" style:family="text">
      <style:text-properties style:font-name="Times New Roman" fo:font-size="14pt" style:font-size-asian="14pt"/>
    </style:style>
    <style:style style:name="T1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text-underline-style="solid" style:text-underline-width="auto" style:text-underline-color="font-color"/>
    </style:style>
    <style:style style:name="T20" style:family="text">
      <style:text-properties officeooo:rsid="000fa902"/>
    </style:style>
    <style:style style:name="T21" style:family="text">
      <style:text-properties officeooo:rsid="0010410b"/>
    </style:style>
    <style:style style:name="T22" style:family="text">
      <style:text-properties officeooo:rsid="0012597d"/>
    </style:style>
    <style:style style:name="T23" style:family="text">
      <style:text-properties officeooo:rsid="0012b03f"/>
    </style:style>
    <style:style style:name="T24" style:family="text">
      <style:text-properties fo:font-variant="normal" fo:text-transform="none" fo:color="#405a67" style:font-name="Trebuchet MS" fo:font-size="14pt" fo:letter-spacing="normal" fo:font-style="normal" style:text-underline-style="solid" style:text-underline-width="auto" style:text-underline-color="font-color" fo:font-weight="normal" officeooo:rsid="00122626" style:font-size-asian="14pt" style:font-style-asian="italic" style:font-size-complex="14pt"/>
    </style:style>
    <style:style style:name="T25" style:family="text">
      <style:text-properties fo:font-variant="normal" fo:text-transform="none" style:use-window-font-color="true" style:font-name="Trebuchet MS" fo:font-size="14pt" fo:letter-spacing="normal" fo:font-style="normal" style:text-underline-style="solid" style:text-underline-width="auto" style:text-underline-color="font-color" fo:font-weight="normal" officeooo:rsid="00122626" style:font-size-asian="14pt" style:font-style-asian="italic" style:font-size-complex="14pt"/>
    </style:style>
    <style:style style:name="T26" style:family="text">
      <style:text-properties fo:font-variant="normal" fo:text-transform="none" style:use-window-font-color="true" style:font-name="Trebuchet MS" fo:font-size="12pt" fo:letter-spacing="normal" fo:font-style="normal" style:text-underline-style="solid" style:text-underline-width="auto" style:text-underline-color="font-color" fo:font-weight="normal" officeooo:rsid="00122626" style:font-size-asian="12pt" style:font-style-asian="italic" style:font-size-complex="12pt"/>
    </style:style>
    <style:style style:name="T27" style:family="text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officeooo:rsid="00122626" style:font-size-asian="12pt" style:font-style-asian="italic" style:font-size-complex="12pt"/>
    </style:style>
    <style:style style:name="T28" style:family="text">
      <style:text-properties fo:font-variant="normal" fo:text-transform="none" style:use-window-font-color="true" style:font-name="Times New Roman" fo:font-size="14pt" fo:letter-spacing="normal" fo:font-style="normal" style:text-underline-style="solid" style:text-underline-width="auto" style:text-underline-color="font-color" fo:font-weight="normal" officeooo:rsid="00122626" style:font-size-asian="14pt" style:font-style-asian="italic" style:font-size-complex="14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Приложение А</text:h>
      <text:h text:style-name="P11" text:outline-level="1">Задание на дипломное проектирование</text:h>
      <text:p text:style-name="P2">Министерство образования и науки Российской Федерации</text:p>
      <text:p text:style-name="P2"/>
      <text:p text:style-name="P2">Государственное образовательное учреждение высшего профессионального образования</text:p>
      <text:p text:style-name="P2"/>
      <text:p text:style-name="P2">“АЛТАЙСКИЙ ГОСУДАРСТВЕННЫЙ ТЕХНИЧЕСКИЙ УНИВЕРСИТЕТ</text:p>
      <text:p text:style-name="P2">им. И.И.ПОЛЗУНОВА”</text:p>
      <text:p text:style-name="P15"/>
      <text:p text:style-name="P15"/>
      <text:h text:style-name="P24" text:outline-level="1">УТВЕРЖДАЮ</text:h>
      <text:h text:style-name="P7" text:outline-level="1">Зав. Кафедрой <text:s/><text:span text:style-name="T11"><text:s text:c="18"/>С.А. Кантор <text:s text:c="8"/></text:span></text:h>
      <text:p text:style-name="P16">"___"___________________2011 г.</text:p>
      <text:h text:style-name="P9" text:outline-level="1"/>
      <text:p text:style-name="P25"/>
      <text:h text:style-name="P8" text:outline-level="1">ЗАДАНИЕ <text:s/>№ 48</text:h>
      <text:h text:style-name="P10" text:outline-level="1">НА <text:s/>ДИПЛОМНОЕ ПРОЕКТИРОВАНИЕ</text:h>
      <text:p text:style-name="Standard"/>
      <text:h text:style-name="P6" text:outline-level="1"><text:span text:style-name="T1">По специальности </text:span><text:span text:style-name="T4"><text:s text:c="5"/>Программное обеспечение вычислительной техники и<text:tab/><text:tab/> автоматизированных систем</text:span></text:h>
      <text:p text:style-name="P14">студенту группы<text:tab/><text:span text:style-name="T11"> <text:tab/><text:tab/><text:tab/>ПОВТ-62<text:tab/><text:tab/><text:tab/><text:tab/><text:tab/><text:tab/><text:tab/></text:span></text:p>
      <text:h text:style-name="P29" text:outline-level="3"><text:span text:style-name="T14"><text:s text:c="11"/></text:span><text:tab/> <text:s text:c="9"/>Старовойтову Данилу Викторовичу <text:s text:c="28"/><text:tab/> <text:s text:c="8"/></text:h>
      <text:p text:style-name="P21"><text:s text:c="6"/><text:tab/><text:tab/><text:tab/><text:tab/><text:tab/> <text:s text:c="11"/>фамилия, имя, отчество</text:p>
      <text:p text:style-name="P17"/>
      <text:h text:style-name="P30" text:outline-level="9"><text:span text:style-name="T16">Тема: </text:span><text:span text:style-name="T17">Проектирование и реализация каркаса распределенной системы мониторинга и диспетчеризации процессов гетерогенной среды</text:span></text:h>
      <text:p text:style-name="P19"/>
      <text:p text:style-name="P14">Утверждено приказом ректора от <text:span text:style-name="T11"><text:s/><text:tab/><text:tab/> <text:s text:c="8"/>20.01.2011<text:tab/><text:tab/> № <text:s/>Л – 220<text:tab/><text:tab/></text:span></text:p>
      <text:p text:style-name="P14">Срок исполнения проекта <text:span text:style-name="T11"><text:s text:c="34"/>до 30.05.2011<text:tab/><text:tab/><text:tab/><text:tab/></text:span> <text:s/></text:p>
      <text:p text:style-name="P14">Задание принял к исполнению<text:span text:style-name="T11"> <text:s text:c="4"/><text:tab/><text:tab/> <text:s text:c="21"/>Старовойтов Д.В.<text:tab/><text:tab/> <text:s text:c="4"/></text:span></text:p>
      <text:p text:style-name="P23"><text:s text:c="20"/><text:tab/><text:tab/><text:tab/><text:span text:style-name="T15">подпись <text:s text:c="3"/><text:tab/> <text:s text:c="2"/>фамилия, имя, отчество</text:span></text:p>
      <text:p text:style-name="P15"/>
      <text:p text:style-name="P15"/>
      <text:p text:style-name="P15">БАРНАУЛ 2011</text:p>
      <text:p text:style-name="P15"><text:soft-page-break/>1 Исходные данные</text:p>
      <text:p text:style-name="P18"><text:span text:style-name="T11">Задание на выполнение, техническая документация на программное обеспечение, техническая документация на язык программирования <text:s/></text:span><text:span text:style-name="T19">Java</text:span><text:span text:style-name="T11">, <text:s/>ресурсы </text:span><text:span text:style-name="T13">I</text:span><text:span text:style-name="T19">nternet</text:span><text:span text:style-name="T11">, ГОСТы, руководящие документы</text:span></text:p>
      <text:p text:style-name="P22"/>
      <text:p text:style-name="P22"/>
      <text:h text:style-name="P12" text:outline-level="1">2 Содержание разделов проекта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Наименование и содержание разделов проекта </text:p>
          </table:table-cell>
          <table:table-cell table:style-name="Table1.A1" office:value-type="string">
            <text:p text:style-name="P13">Трудоемкость, % от всего объема проекта</text:p>
          </table:table-cell>
          <table:table-cell table:style-name="Table1.A1" office:value-type="string">
            <text:p text:style-name="P13">Срок выполнения</text:p>
          </table:table-cell>
          <table:table-cell table:style-name="Table1.D1" office:value-type="string">
            <text:p text:style-name="P13">Консультант (Ф.И.О., подпись)</text:p>
          </table:table-cell>
        </table:table-row>
        <table:table-row table:style-name="Table1.2">
          <table:table-cell table:style-name="Table1.A1" office:value-type="string">
            <text:p text:style-name="Standard">1 <text:span text:style-name="T22">Системы мониторинга</text:span></text:p>
          </table:table-cell>
          <table:table-cell table:style-name="Table1.B2" office:value-type="float" office:value="15">
            <text:p text:style-name="P26">15</text:p>
          </table:table-cell>
          <table:table-cell table:style-name="Table1.A1" office:value-type="string">
            <text:p text:style-name="P13"><text:span text:style-name="T23">7</text:span>.0<text:span text:style-name="T23">3</text:span>.201<text:span text:style-name="T18">1</text:span></text:p>
          </table:table-cell>
          <table:table-cell table:style-name="Table1.D1" office:value-type="string">
            <text:p text:style-name="Standard">Крючкова Е.Н.</text:p>
          </table:table-cell>
        </table:table-row>
        <table:table-row table:style-name="Table1.3">
          <table:table-cell table:style-name="Table1.A1" office:value-type="string">
            <text:p text:style-name="Standard">2 <text:span text:style-name="T22">Модель распределенной системы мониторинга</text:span></text:p>
            <text:p text:style-name="Standard"/>
          </table:table-cell>
          <table:table-cell table:style-name="Table1.B2" office:value-type="float" office:value="30">
            <text:p text:style-name="P26">30</text:p>
          </table:table-cell>
          <table:table-cell table:style-name="Table1.A1" office:value-type="string">
            <text:p text:style-name="P13"><text:span text:style-name="T22">20</text:span>.0<text:span text:style-name="T22">4</text:span>.201<text:span text:style-name="T18">1</text:span></text:p>
          </table:table-cell>
          <table:table-cell table:style-name="Table1.D1" office:value-type="string">
            <text:p text:style-name="Standard">Крючкова Е.Н.</text:p>
          </table:table-cell>
        </table:table-row>
        <table:table-row table:style-name="Table1.4">
          <table:table-cell table:style-name="Table1.A1" office:value-type="string">
            <text:p text:style-name="Standard">3 <text:span text:style-name="T22">Реализация системы</text:span></text:p>
          </table:table-cell>
          <table:table-cell table:style-name="Table1.B2" office:value-type="float" office:value="35">
            <text:p text:style-name="P26">35</text:p>
          </table:table-cell>
          <table:table-cell table:style-name="Table1.A1" office:value-type="string">
            <text:p text:style-name="P13">2<text:span text:style-name="T21">4</text:span>.0<text:span text:style-name="T22">5</text:span>.201<text:span text:style-name="T18">1</text:span></text:p>
          </table:table-cell>
          <table:table-cell table:style-name="Table1.D1" office:value-type="string">
            <text:p text:style-name="Standard">Крючкова Е.Н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3">4</text:span> Организационно-экономический раздел</text:p>
            <text:p text:style-name="Standard"/>
          </table:table-cell>
          <table:table-cell table:style-name="Table1.B2" office:value-type="float" office:value="9">
            <text:p text:style-name="P26">9</text:p>
          </table:table-cell>
          <table:table-cell table:style-name="Table1.A1" office:value-type="string">
            <text:p text:style-name="P13"><text:span text:style-name="T18">09</text:span>.03.201<text:span text:style-name="T18">1</text:span></text:p>
          </table:table-cell>
          <table:table-cell table:style-name="Table1.D1" office:value-type="string">
            <text:p text:style-name="Standard">Ульянова В.Г.</text:p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><text:span text:style-name="T23">5</text:span> Охрана труда и окружающей среды</text:p>
            <text:p text:style-name="Standard"/>
          </table:table-cell>
          <table:table-cell table:style-name="Table1.B2" office:value-type="float" office:value="11">
            <text:p text:style-name="P26">11</text:p>
          </table:table-cell>
          <table:table-cell table:style-name="Table1.A1" office:value-type="string">
            <text:p text:style-name="P13"><text:span text:style-name="T18">09</text:span>.03.201<text:span text:style-name="T18">1</text:span></text:p>
          </table:table-cell>
          <table:table-cell table:style-name="Table1.D1" office:value-type="string">
            <text:p text:style-name="Standard">Шамов Ю.А.</text:p>
          </table:table-cell>
        </table:table-row>
      </table:table>
      <text:h text:style-name="P5" text:outline-level="1"/>
      <text:h text:style-name="P28" text:outline-level="1"/>
      <text:h text:style-name="P5" text:outline-level="1"><text:span text:style-name="T2">3 Научно-библиографический поиск</text:span><text:span text:style-name="T5"> </text:span></text:h>
      <text:p text:style-name="P20"/>
      <text:p text:style-name="P31"><text:span text:style-name="T1">3.1 По научно-технической литературе просмотреть </text:span><text:span text:style-name="T3">компьютерный журнал</text:span><text:span text:style-name="T1"> <text:s text:c="6"/><text:tab/></text:span><text:span text:style-name="T4"> <text:s/></text:span><text:span text:style-name="T7">«</text:span><text:span text:style-name="T28">Системный Администратор</text:span><text:span text:style-name="T7">»<text:tab/><text:tab/></text:span><text:span text:style-name="T2">за последние 3 года </text:span></text:p>
      <text:p text:style-name="P4">3.2 По нормативной литературе просмотреть <text:s/>указатели государственных и отраслевых стандартов за последний год.</text:p>
      <text:p text:style-name="P3"><text:span text:style-name="T1">3.3 Патентный поиск провести за </text:span><text:span text:style-name="T6"><text:s text:c="2"/>5 <text:s/></text:span><text:span text:style-name="T9"><text:s/></text:span><text:span text:style-name="T1"><text:s/>лет по странам </text:span><text:span text:style-name="T6"><text:s text:c="2"/><text:tab/>Россия <text:s/><text:tab/></text:span></text:p>
      <text:p text:style-name="P20"/>
      <text:p text:style-name="P14"><text:span text:style-name="T10">Руководитель проекта <text:tab/><text:tab/>___________________ <text:s text:c="3"/></text:span><text:span text:style-name="T12"><text:s/><text:tab/>Е.Н. Крючкова<text:tab/></text:span></text:p>
      <text:p text:style-name="P20"><text:s text:c="27"/><text:tab/> <text:s text:c="5"/><text:tab/><text:tab/><text:tab/>подпись <text:s text:c="7"/><text:tab/> <text:s text:c="7"/>и., о., фамил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rebuchet MS" svg:font-family="'Trebuchet MS', Arial, Helvetica, sans-serif"/>
    <style:font-face style:name="tahoma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Times New Roman" fo:font-size="14pt" style:font-name-asian="Times New Roman1" style:font-size-asian="14pt" style:language-asian="ar" style:country-asian="SA" style:font-name-complex="Times New Roman1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size="11pt" style:font-size-asian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0in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.4791in" fo:margin-right="0.1957in" fo:text-indent="2.0807in" style:auto-text-indent="false" fo:keep-with-next="always">
        <style:tab-stops>
          <style:tab-stop style:position="0in"/>
        </style:tab-stops>
      </style:paragraph-properties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keep-with-next="always">
        <style:tab-stops>
          <style:tab-stop style:position="0in"/>
        </style:tab-stops>
      </style:paragraph-properties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line-height="150%" fo:text-align="center" style:justify-single-word="false" fo:keep-with-next="always">
        <style:tab-stops>
          <style:tab-stop style:position="0in"/>
        </style:tab-stops>
      </style:paragraph-properties>
      <style:text-properties style:font-name="Arial1" fo:font-size="13pt" fo:font-weight="bold" style:font-size-asian="13pt" style:font-weight-asian="bold"/>
    </style:style>
    <style:style style:name="Новый_20_стиль" style:display-name="Новый стиль" style:family="paragraph" style:parent-style-name="Standard"/>
    <style:style style:name="Центр_5f_разм.8" style:display-name="Центр_разм.8" style:family="paragraph" style:parent-style-name="Standard"/>
    <style:style style:name="Нормальный_5f_разм.8" style:display-name="Нормальный_разм.8" style:family="paragraph" style:parent-style-name="Standard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Правый_5f_разм.8" style:display-name="Правый_разм.8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овый_20_стиль_20_Знак" style:display-name="Новый стиль Знак" style:family="text" style:parent-style-name="Default_20_Paragraph_20_Font"/>
    <style:style style:name="Заголовок_20_1_20_Знак" style:display-name="Заголовок 1 Знак" style:family="text" style:parent-style-name="Default_20_Paragraph_20_Font"/>
    <style:style style:name="Заголовок_20_3_20_Знак" style:display-name="Заголовок 3 Знак" style:family="text" style:parent-style-name="Default_20_Paragraph_20_Font"/>
    <style:style style:name="Заголовок_20_8_20_Знак" style:display-name="Заголовок 8 Знак" style:family="text" style:parent-style-name="Default_20_Paragraph_20_Font"/>
    <style:style style:name="Заголовок_20_9_20_Знак" style:display-name="Заголовок 9 Знак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3957in" fo:margin-bottom="0.4953in" fo:margin-left="0.8335in" fo:margin-right="0.3516in" style:writing-mode="lr-tb" style:layout-grid-color="#c0c0c0" style:layout-grid-lines="2719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ga</meta:initial-creator>
    <dc:creator>SD.Leo </dc:creator>
    <meta:editing-cycles>18</meta:editing-cycles>
    <meta:creation-date>2011-02-24T15:48:00</meta:creation-date>
    <dc:date>2011-06-14T12:32:22</dc:date>
    <meta:editing-duration>PT02H49M04S</meta:editing-duration>
    <meta:generator>OpenOffice.org/3.2$Linux OpenOffice.org_project/320m19$Build-9505</meta:generator>
    <meta:printed-by>SD.Leo </meta:printed-by>
    <meta:print-date>2011-06-14T11:45:14</meta:print-date>
    <meta:document-statistic meta:table-count="1" meta:image-count="0" meta:object-count="0" meta:page-count="2" meta:paragraph-count="54" meta:word-count="225" meta:character-count="2168"/>
    <meta:template xlink:type="simple" xlink:actuate="onRequest" xlink:title="Normal" xlink:href=""/>
  </office:meta>
</office:document-meta>
</file>